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Coordinación</text:h>
      <text:p text:style-name="P2"><text:s/>Revisado 2015-09-18</text:p>
      <text:p text:style-name="First_20_paragraph">Ya que OpenStreetMap involucra a muchas personas mapeando juntas, es útil saber cómo coordinan los mapeadores esta actividad.</text:p>
      <text:p text:style-name="Text_20_body">Esta sección de learnOSM provee información de varias herramientas usadas para coordinar actividades de mapeo, medios de comunicación, y control de calidad.</text:p>
      <text:p text:style-name="Text_20_body">Comencemos</text:p>
      <text:list xml:id="list7434155600307005850" text:style-name="L3">
        <text:list-item>
          <text:p text:style-name="P6"><text:a xlink:type="simple" xlink:href="mailto:learnosm@hotosm.org"><text:span text:style-name="Definition">learnosm@hotosm.org</text:span></text:a></text:p>
        </text:list-item>
        <text:list-item>
          <text:p text:style-name="P6"><text:a xlink:type="simple" xlink:href="https://twitter.com/learnosm"><text:span text:style-name="Definition">@learnOSM</text:span></text:a></text:p>
        </text:list-item>
        <text:list-item>
          <text:p text:style-name="P6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9-26T23:40:22.796675220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2" meta:word-count="60" meta:character-count="419" meta:non-whitespace-character-count="371"/>
    <meta:generator>LibreOffice/4.2.8.2$Linux_X86_64 LibreOffice_project/420m0$Build-2</meta:generator>
  </office:meta>
</office:document-meta>
</file>